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07489a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7" style:family="paragraph" style:parent-style-name="Standard">
      <style:text-properties style:text-underline-style="none" officeooo:rsid="00064778" officeooo:paragraph-rsid="00064778"/>
    </style:style>
    <style:style style:name="P8" style:family="paragraph" style:parent-style-name="Standard">
      <style:text-properties style:text-underline-style="none" officeooo:rsid="0007489a" officeooo:paragraph-rsid="0007489a"/>
    </style:style>
    <style:style style:name="P9" style:family="paragraph" style:parent-style-name="Standard">
      <style:text-properties style:text-underline-style="none" officeooo:rsid="0008620b" officeooo:paragraph-rsid="0008620b"/>
    </style:style>
    <style:style style:name="P10" style:family="paragraph" style:parent-style-name="Standard">
      <style:text-properties style:text-underline-style="none" officeooo:rsid="00075a98" officeooo:paragraph-rsid="00064778"/>
    </style:style>
    <style:style style:name="P11" style:family="paragraph" style:parent-style-name="Standard">
      <style:text-properties style:text-underline-style="none" officeooo:rsid="000a0689" officeooo:paragraph-rsid="000a068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3" style:family="paragraph" style:parent-style-name="Standard">
      <style:text-properties officeooo:rsid="000afc83" officeooo:paragraph-rsid="000afc83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08620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fc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4.01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3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uia de montagem – Circuito impresso</text:p>
      <text:p text:style-name="P2"/>
      <text:p text:style-name="P2">Modelo da placa: Gerador de sinais AD9833<text:tab/> versão: 02</text:p>
      <text:p text:style-name="P2">Ljcpcb order: _________________________________</text:p>
      <text:p text:style-name="P2">Data: ____/____/____</text:p>
      <text:p text:style-name="P2"/>
      <text:p text:style-name="P13"><text:span text:style-name="T2">Separação de material:</text:span> </text:p>
      <text:section text:style-name="Sect1" text:name="Seção1">
        <text:list xml:id="list815569454"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3"/>
      <text:p text:style-name="P2"><text:span text:style-name="T2">Separação de </text:span><text:span text:style-name="T3">componentes</text:span></text:p>
      <text:p text:style-name="P3"><draw:custom-shape text:anchor-type="paragraph" draw:z-index="0" draw:name="Forma 1" draw:style-name="gr1" draw:text-style-name="P15" svg:width="8.843cm" svg:height="4.012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2" draw:text-style-name="P16" svg:width="8.762cm" svg:height="3.948cm" svg:x="9.01cm" svg:y="0.483cm"><draw:text-box><text:p><text:span text:style-name="T4">Resistores</text:span> (designador – quantidade - valor)</text:p><text:p><text:tab/>R1,R9 <text:tab/>– 2 – 160k</text:p><text:p><text:tab/>R2<text:tab/>– 1 – 10k</text:p><text:p><text:tab/>R3,R4<text:tab/>– 2 – 1,2k</text:p><text:p><text:tab/>R5<text:tab/>– 1 – 390</text:p><text:p><text:tab/>R6<text:tab/>– 1 – 240</text:p><text:p><text:tab/></text:p><text:p/></draw:text-box></draw:frame><draw:custom-shape text:anchor-type="paragraph" draw:z-index="9" draw:name="Forma 2" draw:style-name="gr1" draw:text-style-name="P15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Quadro de texto 2" draw:style-name="gr2" draw:text-style-name="P16" svg:width="8.58cm" svg:height="3.948cm" svg:x="9.192cm" svg:y="0.436cm"><draw:text-box><text:p><text:span text:style-name="T4">Capacitores</text:span> (designador – quantidade - valor)</text:p><text:p><text:tab/>C1,C2 – 2 – 100n</text:p><text:p><text:tab/></text:p><text:p><text:tab/></text:p><text:p/></draw:text-box></draw:frame><draw:custom-shape text:anchor-type="paragraph" draw:z-index="10" draw:name="Forma 3" draw:style-name="gr1" draw:text-style-name="P15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3" draw:name="Quadro de texto 3" draw:style-name="gr2" draw:text-style-name="P16" svg:width="8.54cm" svg:height="3.948cm" svg:x="9.232cm" svg:y="0.436cm"><draw:text-box><text:p><text:span text:style-name="T4">LEDs</text:span> (designador – quantidade - valor)</text:p><text:p text:style-name="P17"><text:tab/><text:span text:style-name="T5">L+3.3v1</text:span> – 1 – <text:span text:style-name="T5">Yelow</text:span></text:p><text:p text:style-name="P17"><text:tab/><text:span text:style-name="T5">L+5v1</text:span><text:tab/>– 1 – <text:span text:style-name="T5">Green</text:span></text:p><text:p text:style-name="P17"><text:tab/><text:span text:style-name="T5">L+9v1</text:span><text:tab/>– 1 – <text:span text:style-name="T5">Blue</text:span></text:p><text:p text:style-name="P17"><text:tab/><text:span text:style-name="T5">L-9v1</text:span><text:tab/>– 1 – <text:span text:style-name="T5">Red</text:span></text:p><text:p/><text:p><text:tab/></text:p><text:p/></draw:text-box></draw:frame><draw:custom-shape text:anchor-type="paragraph" draw:z-index="11" draw:name="Forma 4" draw:style-name="gr1" draw:text-style-name="P15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4" draw:name="Quadro de texto 4" draw:style-name="gr3" draw:text-style-name="P16" svg:width="8.794cm" svg:height="4.384cm" svg:x="9.07cm" svg:y="0.362cm"><draw:text-box><text:p><text:span text:style-name="T4">CIs</text:span> (designador – quantidade - valor)</text:p><text:p><text:tab/>U1 – 1 – dip8(ampop duplo)</text:p><text:p><text:tab/>U2 – 1 – x9C10x module (necessário barra fêmea – 2 – 5 pinos)</text:p><text:p><text:tab/>U3 – 1 – AD9833 module (necessário barra fêmea – 1 – 7 pinos)</text:p><text:p><text:s/></text:p><text:p/><text:p><text:tab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><draw:frame text:anchor-type="paragraph" draw:z-index="5" draw:name="Quadro de texto 5" draw:style-name="gr2" draw:text-style-name="P16" svg:width="9.566cm" svg:height="3.948cm" svg:x="9.091cm" svg:y="-1.221cm"><draw:text-box><text:p><text:span text:style-name="T4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draw:custom-shape text:anchor-type="paragraph" draw:z-index="12" draw:name="Forma 5" draw:style-name="gr1" draw:text-style-name="P15" svg:width="8.843cm" svg:height="4.012cm" svg:x="-0.018cm" svg:y="-1.145cm"><text:p/><draw:enhanced-geometry svg:viewBox="0 0 21600 21600" draw:type="rectangle" draw:enhanced-path="M 0 0 L 21600 0 21600 21600 0 21600 0 0 Z N"/></draw:custom-shape><draw:custom-shape text:anchor-type="paragraph" draw:z-index="13" draw:name="Forma 6" draw:style-name="gr1" draw:text-style-name="P15" svg:width="8.843cm" svg:height="4.012cm" svg:x="-0.018cm" svg:y="3.189cm"><text:p/><draw:enhanced-geometry svg:viewBox="0 0 21600 21600" draw:type="rectangle" draw:enhanced-path="M 0 0 L 21600 0 21600 21600 0 21600 0 0 Z N"/></draw:custom-shape><text:soft-page-break/><text:tab/><text:tab/></text:p>
      <text:p text:style-name="P7"><text:tab/><text:tab/></text:p>
      <text:p text:style-name="P7"/>
      <text:p text:style-name="P9"/>
      <text:p text:style-name="P8"/>
      <text:p text:style-name="P10"/>
      <text:p text:style-name="P10"><draw:custom-shape text:anchor-type="paragraph" draw:z-index="14" draw:name="Forma 7" draw:style-name="gr1" draw:text-style-name="P15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6" draw:name="Quadro de texto 6" draw:style-name="gr2" draw:text-style-name="P16" svg:width="8.762cm" svg:height="3.948cm" svg:x="9.01cm" svg:y="0.358cm"><draw:text-box><text:p><text:span text:style-name="T4">Barra fêmea</text:span> (designador – quantidade - valor)</text:p><text:p><text:tab/>J6 – 1 – 05 pinos (para fixação do encoder)</text:p><text:p><text:tab/></text:p><text:p><text:tab/></text:p><text:p/></draw:text-box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5" draw:name="Forma 8" draw:style-name="gr1" draw:text-style-name="P15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7" draw:name="Quadro de texto 7" draw:style-name="gr2" draw:text-style-name="P16" svg:width="9.035cm" svg:height="3.948cm" svg:x="9.01cm" svg:y="0.249cm"><draw:text-box><text:p><text:span text:style-name="T4">Barra macho 90º</text:span> (designador – quantidade - valor)</text:p><text:p><text:tab/>J4 – 1 – 06 pinos </text:p><text:p><text:tab/><text:tab/>J5 – 1 – 03 pinos </text:p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8" draw:name="Quadro de texto 8" draw:style-name="gr2" draw:text-style-name="P16" svg:width="8.995cm" svg:height="3.948cm" svg:x="9.008cm" svg:y="0.196cm"><draw:text-box><text:p><text:span text:style-name="T4">Microcontrolador</text:span> (designador – quantidade - valor)</text:p><text:p><text:tab/>A1 – 1 – arduino nano ( 2 barras fêmeas 15 pinos)</text:p><text:p/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Número de placas restantes:</text:p>
      <text:p text:style-name="P11"/>
      <text:p text:style-name="P5">Componentes próximos de acabarem:</text:p>
      <text:p text:style-name="P5"/>
      <text:p text:style-name="P5"/>
      <text:p text:style-name="P5"/>
      <text:p text:style-name="P6">Componentes que foram substituídos:</text:p>
      <text:p text:style-name="P11"/>
      <text:p text:style-name="P11"/>
      <text:p text:style-name="P11"/>
      <text:p text:style-name="P11"/>
      <text:p text:style-name="P11"><text:span text:style-name="T2">Componentes em falta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07489a" style:font-size-asian="9pt" style:font-size-complex="9pt"/>
    </style:style>
    <style:style style:name="MT1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ia de montagem – Gerador de sinais AD9833 V02 - JLCPCB order:______________________ page <text:page-number text:select-page="current">2</text:page-number><text:span text:style-name="MT1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15T13:11:49.624424714</dc:date>
    <meta:editing-duration>PT2H6M57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96" meta:character-count="614" meta:non-whitespace-character-count="546"/>
  </office:meta>
</office:document-meta>
</file>